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000000" style:font-name="Arial" fo:font-size="10pt" style:font-size-asian="10pt" style:font-size-complex="10pt"/>
    </style:style>
    <style:style style:name="P12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>List the top 1-3 problems your initiative addresses</text:p>
            <text:p text:style-name="P5"/>
            <text:p text:style-name="P5">If relevant, note alternative solutions (how are these problems solved today?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9">There is no central home to innovation, it's all of our responsibility. We needed this for ourselves, so we made it.</text:p>
            <text:p text:style-name="P9"/>
            <text:p text:style-name="P9">If others find it useful then great, let's work together to improve it.</text:p>
            <text:p text:style-name="P9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0">APS staff, with ideas about potential initiatives, which they wish to articulate to an Executive audience.</text:p>
            <text:p text:style-name="P10"/>
            <text:p text:style-name="P10">EL staff, who wish to maximise their team's opportunities <text:s/>to have an impact on the organisation.</text:p>
            <text:p text:style-name="P10"/>
            <text:p text:style-name="P10">SES staff, who need to select the “best next investment” from limited resources.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9"/>
            <text:p text:style-name="P9">Open/public collaboration via GitHub (documentation, tickets, etc).</text:p>
            <text:p text:style-name="P9"/>
            <text:p text:style-name="P9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9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9">The Administrative Initiative Canvas does not require any operational budget.</text:p>
            <text:p text:style-name="P9"/>
            <text:p text:style-name="P9">Innovation initiatives do require an investment of time and non-trivial amount of management and coordination. This is true with or without use of tools such as this canvas.</text:p>
          </table:table-cell>
          <table:covered-table-cell/>
          <table:covered-table-cell/>
        </table:table-row>
      </table:table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0:43:14</dc:date>
    <dc:creator>Chris Gough</dc:creator>
    <meta:editing-duration>P2DT14H15M23S</meta:editing-duration>
    <meta:editing-cycles>13</meta:editing-cycles>
    <meta:generator>OpenOffice/4.1.2$Unix OpenOffice.org_project/412m3$Build-9782</meta:generator>
    <meta:document-statistic meta:table-count="1" meta:image-count="1" meta:object-count="0" meta:page-count="1" meta:paragraph-count="30" meta:word-count="264" meta:character-count="1773"/>
  </office:meta>
</office:document-meta>
</file>